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5f16b" officeooo:paragraph-rsid="001ef0fd"/>
    </style:style>
    <style:style style:name="P2" style:family="paragraph" style:parent-style-name="Standard">
      <style:text-properties style:font-name="Arial" officeooo:rsid="0015f16b" officeooo:paragraph-rsid="00258d35"/>
    </style:style>
    <style:style style:name="P3" style:family="paragraph" style:parent-style-name="Standard">
      <style:text-properties style:font-name="Arial" officeooo:rsid="002120b2" officeooo:paragraph-rsid="002120b2"/>
    </style:style>
    <style:style style:name="P4" style:family="paragraph" style:parent-style-name="Standard">
      <style:text-properties style:font-name="Arial" officeooo:rsid="00292111" officeooo:paragraph-rsid="00292111"/>
    </style:style>
    <style:style style:name="P5" style:family="paragraph" style:parent-style-name="Standard">
      <style:text-properties style:font-name="Arial" officeooo:rsid="00292111" officeooo:paragraph-rsid="002d9415"/>
    </style:style>
    <style:style style:name="P6" style:family="paragraph" style:parent-style-name="Standard">
      <style:text-properties style:font-name="Arial" officeooo:rsid="001c2f92" officeooo:paragraph-rsid="001ef0fd"/>
    </style:style>
    <style:style style:name="P7" style:family="paragraph" style:parent-style-name="Standard">
      <style:text-properties style:font-name="Arial" officeooo:rsid="001c2f92" officeooo:paragraph-rsid="002af6f2"/>
    </style:style>
    <style:style style:name="P8" style:family="paragraph" style:parent-style-name="Standard">
      <style:text-properties style:font-name="Arial" officeooo:rsid="0022d83d" officeooo:paragraph-rsid="002f6253"/>
    </style:style>
    <style:style style:name="P9" style:family="paragraph" style:parent-style-name="Standard">
      <style:text-properties style:font-name="Arial" officeooo:rsid="0022d83d" officeooo:paragraph-rsid="0030b779"/>
    </style:style>
    <style:style style:name="P10" style:family="paragraph" style:parent-style-name="Standard">
      <style:text-properties style:font-name="Arial" officeooo:rsid="00258d35" officeooo:paragraph-rsid="002f6253"/>
    </style:style>
    <style:style style:name="P11" style:family="paragraph" style:parent-style-name="Standard">
      <style:text-properties style:font-name="Arial" officeooo:rsid="003a46e2" officeooo:paragraph-rsid="003a46e2"/>
    </style:style>
    <style:style style:name="P12" style:family="paragraph" style:parent-style-name="Standard">
      <style:text-properties style:font-name="Arial" officeooo:rsid="001c2f92" officeooo:paragraph-rsid="002af6f2"/>
    </style:style>
    <style:style style:name="T1" style:family="text">
      <style:text-properties officeooo:rsid="0021f799"/>
    </style:style>
    <style:style style:name="T2" style:family="text">
      <style:text-properties officeooo:rsid="00273eac"/>
    </style:style>
    <style:style style:name="T3" style:family="text">
      <style:text-properties fo:font-weight="normal" style:font-weight-asian="normal" style:font-weight-complex="normal"/>
    </style:style>
    <style:style style:name="T4" style:family="text">
      <style:text-properties fo:font-weight="normal" officeooo:rsid="002a7e7d" style:font-weight-asian="normal" style:font-weight-complex="normal"/>
    </style:style>
    <style:style style:name="T5" style:family="text">
      <style:text-properties fo:font-weight="normal" officeooo:rsid="00240439" style:font-weight-asian="normal" style:font-weight-complex="normal"/>
    </style:style>
    <style:style style:name="T6" style:family="text">
      <style:text-properties fo:font-weight="normal" officeooo:rsid="003d2d47" style:font-weight-asian="normal" style:font-weight-complex="normal"/>
    </style:style>
    <style:style style:name="T7" style:family="text">
      <style:text-properties fo:font-weight="normal" officeooo:rsid="0041b163" style:font-weight-asian="normal" style:font-weight-complex="normal"/>
    </style:style>
    <style:style style:name="T8" style:family="text">
      <style:text-properties officeooo:rsid="002d9415"/>
    </style:style>
    <style:style style:name="T9" style:family="text">
      <style:text-properties officeooo:rsid="002fd629"/>
    </style:style>
    <style:style style:name="T10" style:family="text">
      <style:text-properties officeooo:rsid="0030b779"/>
    </style:style>
    <style:style style:name="T11" style:family="text">
      <style:text-properties officeooo:rsid="00311ae7"/>
    </style:style>
    <style:style style:name="T12" style:family="text">
      <style:text-properties officeooo:rsid="003dedad"/>
    </style:style>
    <style:style style:name="T13" style:family="text">
      <style:text-properties officeooo:rsid="003fce76"/>
    </style:style>
    <style:style style:name="T14" style:family="text">
      <style:text-properties officeooo:rsid="00415ae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 </text:span><text:span text:style-name="T7">superseded by NOTE 202405.1 **</text:span></text:p>
      <text:p text:style-name="P7"><text:span text:style-name="T6"/></text:p>
      <text:p text:style-name="P7"><text:span text:style-name="T6">&lt;</text:span><text:span text:style-name="T4">&lt;&lt;</text:span><text:span text:style-name="T3">discuss the experience of being in a declining church</text:span><text:span text:style-name="T5">&gt;&gt;&gt;</text:span></text:p>
      <text:p text:style-name="P1"/>
      <text:p text:style-name="P1">[intro]</text:p>
      <text:p text:style-name="P6"/>
      <text:p text:style-name="P3">Is the decline of churches inevitable? Why should people become a part of a church <text:span text:style-name="T1">and maintain a faithful commitment</text:span>? <text:span text:style-name="T13">T</text:span>here are the theological and doctrinal answers to those questions, but doctrine is lost on many people who are facing the decline of a particular church. As much as doctrine claims that a church "should" exist, the decline of a church is often driven by <text:span text:style-name="T9">a larger social and economic reality. Churches also fall into bad habits of governance. Together these factors drive the decline of a church.</text:span></text:p>
      <text:p text:style-name="P2"/>
      <text:p text:style-name="P1">[most important idea]</text:p>
      <text:p text:style-name="P1"/>
      <text:p text:style-name="P10">Membership numbers dwindle because of normal life transitions. <text:span text:style-name="T12">Members age and people move away. </text:span>Ch<text:span text:style-name="T2">ur</text:span>ches enter a vicious cycle of program retrenchment that causes members to cease being involved which causes further retrenchment. <text:span text:style-name="T2">The church loses its essential calling and ability to function.</text:span></text:p>
      <text:p text:style-name="P8"/>
      <text:p text:style-name="P1">[other important ideas]</text:p>
      <text:p text:style-name="P1"/>
      <text:p text:style-name="P9">Governing bodies of churches <text:span text:style-name="T10">spend too much of their time</text:span> <text:span text:style-name="T10">o</text:span>n minor, if not trivial, concerns that belong to designated committees or staff <text:span text:style-name="T11">and ignore the church's strategic concerns. Such concerns include church growth and sustainability as well as broadening the church's demographic appeal. Another concern is exercising the required level of financial oversight.</text:span></text:p>
      <text:p text:style-name="P4">An ever smaller membership assumes a growing financial burden if the church isn't to continue to decline.</text:p>
      <text:p text:style-name="P4"/>
      <text:p text:style-name="P1">[implications and actions]</text:p>
      <text:p text:style-name="P1"/>
      <text:p text:style-name="P11">Churches have a special challenge in appealing to diverse demographics. Churches also neglect formal strategies for attracting and retaining members. <text:span text:style-name="T14">Churches belong to a different time when people lived in smaller and more cohesive communities. Society as a whole has come to teach the if a thing is difficult, if it is burdensome and unglamorous, we don't have to do it. Foreign language requirement, math, science, expository writng? Not necessary. Similarly, scripture study, Sunday church attendance and commitment to a church are mere relics of a former time.</text:span></text:p>
      <text:p text:style-name="P11"/>
      <text:p text:style-name="P11"/>
      <text:p text:style-name="P1">[conclusion]</text:p>
      <text:p text:style-name="P1"/>
      <text:p text:style-name="P5">The decline of churches is inevitable, given <text:span text:style-name="T8">the </text:span>current <text:span text:style-name="T8">environment</text:span>. Decline, once launched, is very difficult to count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2S</meta:editing-duration>
    <meta:editing-cycles>41</meta:editing-cycles>
    <meta:generator>LibreOffice/5.4.3.2$Windows_X86_64 LibreOffice_project/92a7159f7e4af62137622921e809f8546db437e5</meta:generator>
    <dc:date>2024-06-03T11:18:20.503000000</dc:date>
    <meta:document-statistic meta:table-count="0" meta:image-count="0" meta:object-count="0" meta:page-count="1" meta:paragraph-count="13" meta:word-count="334" meta:character-count="2148" meta:non-whitespace-character-count="1827"/>
    <meta:user-defined meta:name="Info 1"/>
    <meta:user-defined meta:name="Info 2"/>
    <meta:user-defined meta:name="Info 3"/>
    <meta:user-defined meta:name="Info 4"/>
  </office:meta>
</office:document-meta>
</file>